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F000000D8B08530CC77804BF3.png" manifest:media-type="image/png"/>
  <manifest:file-entry manifest:full-path="Pictures/10000201000001F700000152F2CCCA6DBFC0A13C.png" manifest:media-type="image/png"/>
  <manifest:file-entry manifest:full-path="Pictures/10000201000002120000015BC4727DB926F83E21.png" manifest:media-type="image/png"/>
  <manifest:file-entry manifest:full-path="Pictures/100002010000020D000001A4A6AC301183DAD12D.png" manifest:media-type="image/png"/>
  <manifest:file-entry manifest:full-path="Pictures/10000201000002DC00000114225BA25392338E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c3e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paragraph" svg:width="17cm" svg:height="6.41cm" draw:z-index="0"><draw:image xlink:href="Pictures/10000201000002DC00000114225BA25392338E03.png" xlink:type="simple" xlink:show="embed" xlink:actuate="onLoad" loext:mime-type="image/png"/></draw:frame></text:p>
      <text:p text:style-name="Standard"><draw:frame draw:style-name="fr1" draw:name="Image2" text:anchor-type="paragraph" svg:width="14.494cm" svg:height="11.596cm" draw:z-index="1"><draw:image xlink:href="Pictures/100002010000020D000001A4A6AC301183DAD12D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3" text:anchor-type="paragraph" svg:width="14.633cm" svg:height="9.58cm" draw:z-index="2"><draw:image xlink:href="Pictures/10000201000002120000015BC4727DB926F83E21.png" xlink:type="simple" xlink:show="embed" xlink:actuate="onLoad" loext:mime-type="image/png"/></draw:frame><text:soft-page-break/></text:p>
      <text:p text:style-name="Standard"/>
      <text:p text:style-name="Standard"><draw:frame draw:style-name="fr1" draw:name="Image4" text:anchor-type="paragraph" svg:width="13.887cm" svg:height="9.331cm" draw:z-index="3"><draw:image xlink:href="Pictures/10000201000001F700000152F2CCCA6DBFC0A13C.png" xlink:type="simple" xlink:show="embed" xlink:actuate="onLoad" loext:mime-type="image/png"/></draw:frame></text:p>
      <text:p text:style-name="Standard"/>
      <text:p text:style-name="Standard"><draw:frame draw:style-name="fr1" draw:name="Image5" text:anchor-type="paragraph" svg:width="11.458cm" svg:height="5.964cm" draw:z-index="4"><draw:image xlink:href="Pictures/100002010000019F000000D8B08530CC77804BF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30T23:11:39.666605271</meta:creation-date>
    <meta:generator>LibreOffice/6.4.7.2$Linux_X86_64 LibreOffice_project/40$Build-2</meta:generator>
    <dc:date>2024-11-29T22:56:53.515044270</dc:date>
    <meta:editing-duration>P2DT9H29M29S</meta:editing-duration>
    <meta:editing-cycles>7</meta:editing-cycles>
    <meta:document-statistic meta:table-count="0" meta:image-count="5" meta:object-count="0" meta:page-count="7" meta:paragraph-count="0" meta:word-count="0" meta:character-count="0" meta:non-whitespace-character-count="0"/>
  </office:meta>
</office:document-meta>
</file>